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35eb" officeooo:paragraph-rsid="000635eb"/>
    </style:style>
    <style:style style:name="P2" style:family="paragraph" style:parent-style-name="Standard">
      <style:text-properties officeooo:rsid="000650f6" officeooo:paragraph-rsid="000650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mundo</text:p>
      <text:p text:style-name="P2">¿Cómo andas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1:53:52.216048636</meta:creation-date>
    <dc:date>2021-08-26T11:55:45.517288919</dc:date>
    <meta:editing-duration>PT1M5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4" meta:character-count="22" meta:non-whitespace-character-count="20"/>
  </office:meta>
</office:document-meta>
</file>